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63e02" officeooo:paragraph-rsid="00163e02" style:font-size-asian="16pt" style:font-size-complex="16pt"/>
    </style:style>
    <style:style style:name="P2" style:family="paragraph" style:parent-style-name="Standard">
      <style:paragraph-properties fo:text-align="start" style:justify-single-word="false"/>
      <style:text-properties fo:font-size="16pt" fo:font-weight="bold" officeooo:rsid="001c834e" officeooo:paragraph-rsid="001d6d32"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3465a4" fo:font-size="16pt" fo:font-style="italic" style:text-underline-style="none" fo:font-weight="bold" officeooo:rsid="00232d0a" officeooo:paragraph-rsid="00232d0a" style:font-size-asian="16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color="#3465a4" style:text-position="0% 100%" style:font-name="Liberation Serif" fo:font-size="16pt" style:text-underline-style="solid" style:text-underline-width="auto" style:text-underline-color="font-color" fo:font-weight="bold" officeooo:rsid="001d6d32" officeooo:paragraph-rsid="001ea8b9" style:font-name-asian="Droid Sans Fallback" style:font-size-asian="16pt" style:font-weight-asian="bold" style:font-name-complex="FreeSans" style:font-size-complex="16pt" style:font-weight-complex="bold"/>
    </style:style>
    <style:style style:name="P5" style:family="paragraph" style:parent-style-name="Standard">
      <style:paragraph-properties fo:text-align="center" style:justify-single-word="false"/>
      <style:text-properties fo:color="#3465a4" style:text-position="0% 100%" style:font-name="Liberation Serif1" fo:font-size="16pt" fo:font-style="italic" style:text-underline-style="none" fo:font-weight="bold" officeooo:rsid="00232d0a" officeooo:paragraph-rsid="00232d0a" style:font-name-asian="Droid Sans Fallback" style:font-size-asian="16pt" style:font-style-asian="italic" style:font-weight-asian="bold" style:font-name-complex="FreeSans" style:font-size-complex="16pt" style:font-style-complex="italic" style:font-weight-complex="bold"/>
    </style:style>
    <style:style style:name="P6" style:family="paragraph" style:parent-style-name="Standard">
      <style:paragraph-properties fo:text-align="center" style:justify-single-word="false"/>
      <style:text-properties fo:color="#3465a4" fo:font-size="28pt" fo:font-style="italic" style:text-underline-style="solid" style:text-underline-width="auto" style:text-underline-color="font-color" fo:font-weight="bold" officeooo:rsid="001580ac" officeooo:paragraph-rsid="001580ac"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ea8b9" officeooo:paragraph-rsid="001ea8b9" style:font-name-asian="Droid Sans Fallback" style:font-size-asian="16pt" style:font-weight-asian="normal" style:font-name-complex="FreeSans" style:font-size-complex="16pt" style:font-weight-complex="normal"/>
    </style:style>
    <style:style style:name="P9"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1ea8b9" style:font-name-asian="Droid Sans Fallback" style:font-size-asian="16pt" style:font-weight-asian="normal" style:font-name-complex="FreeSans" style:font-size-complex="16pt" style:font-weight-complex="normal"/>
    </style:style>
    <style:style style:name="P10" style:family="paragraph" style:parent-style-name="Standard">
      <style:paragraph-properties fo:text-align="start" style:justify-single-word="false"/>
      <style:text-properties style:text-position="0% 100%" style:font-name="Liberation Serif" fo:font-size="16pt" officeooo:rsid="001d6d32" officeooo:paragraph-rsid="001c834e" style:font-name-asian="Droid Sans Fallback" style:font-size-asian="16pt" style:font-name-complex="FreeSans" style:font-size-complex="16pt"/>
    </style:style>
    <style:style style:name="P11" style:family="paragraph" style:parent-style-name="Standard" style:list-style-name="L5">
      <style:paragraph-properties fo:text-align="start" style:justify-single-word="false"/>
      <style:text-properties officeooo:paragraph-rsid="002c3ab0"/>
    </style:style>
    <style:style style:name="P12" style:family="paragraph" style:parent-style-name="Standard">
      <style:paragraph-properties fo:text-align="start" style:justify-single-word="false"/>
      <style:text-properties officeooo:paragraph-rsid="002c3ab0"/>
    </style:style>
    <style:style style:name="P13" style:family="paragraph" style:parent-style-name="Standard" style:list-style-name="L6">
      <style:paragraph-properties fo:text-align="start" style:justify-single-word="false"/>
      <style:text-properties officeooo:paragraph-rsid="002fafae"/>
    </style:style>
    <style:style style:name="P14" style:family="paragraph" style:parent-style-name="Standard" style:list-style-name="L6">
      <style:paragraph-properties fo:text-align="start" style:justify-single-word="false"/>
      <style:text-properties officeooo:paragraph-rsid="00325720"/>
    </style:style>
    <style:style style:name="P15" style:family="paragraph" style:parent-style-name="Standard" style:list-style-name="L2">
      <style:paragraph-properties fo:text-align="start" style:justify-single-word="false"/>
      <style:text-properties style:text-position="0% 100%" style:font-name="Liberation Serif" fo:font-size="16pt" officeooo:rsid="0027050e" officeooo:paragraph-rsid="0027050e" style:font-name-asian="Droid Sans Fallback" style:font-size-asian="16pt" style:font-name-complex="FreeSans" style:font-size-complex="16pt"/>
    </style:style>
    <style:style style:name="P16" style:family="paragraph" style:parent-style-name="Standard" style:list-style-name="L2">
      <style:paragraph-properties fo:text-align="start" style:justify-single-word="false"/>
      <style:text-properties style:text-position="0% 100%" style:font-name="Liberation Serif" fo:font-size="16pt" officeooo:rsid="0027050e" officeooo:paragraph-rsid="0028b3e8" style:font-name-asian="Droid Sans Fallback" style:font-size-asian="16pt" style:font-name-complex="FreeSans" style:font-size-complex="16pt"/>
    </style:style>
    <style:style style:name="P17" style:family="paragraph" style:parent-style-name="Standard" style:list-style-name="L2">
      <style:paragraph-properties fo:text-align="start" style:justify-single-word="false"/>
      <style:text-properties style:text-position="0% 100%" style:font-name="Liberation Serif" fo:font-size="16pt" officeooo:rsid="0027050e" officeooo:paragraph-rsid="002f85fd" style:font-name-asian="Droid Sans Fallback" style:font-size-asian="16pt" style:font-name-complex="FreeSans" style:font-size-complex="16pt"/>
    </style:style>
    <style:style style:name="P18" style:family="paragraph" style:parent-style-name="Standard">
      <style:paragraph-properties fo:text-align="start" style:justify-single-word="false"/>
      <style:text-properties style:text-position="0% 100%" style:font-name="Liberation Serif" fo:font-size="16pt" officeooo:rsid="0027050e" officeooo:paragraph-rsid="002f85fd" style:font-name-asian="Droid Sans Fallback" style:font-size-asian="16pt" style:font-name-complex="FreeSans" style:font-size-complex="16pt"/>
    </style:style>
    <style:style style:name="P19" style:family="paragraph" style:parent-style-name="Standard">
      <style:paragraph-properties fo:text-align="start" style:justify-single-word="false"/>
      <style:text-properties style:text-position="0% 100%" style:font-name="Liberation Serif" fo:font-size="16pt" officeooo:rsid="001d6d32" officeooo:paragraph-rsid="001c834e" style:font-name-asian="Droid Sans Fallback" style:font-size-asian="16pt" style:font-name-complex="FreeSans" style:font-size-complex="16pt"/>
    </style:style>
    <style:style style:name="P20" style:family="paragraph" style:parent-style-name="Standard">
      <style:paragraph-properties fo:text-align="start" style:justify-single-word="false"/>
      <style:text-properties style:text-position="0% 100%" style:font-name="Liberation Serif" fo:font-size="16pt" officeooo:rsid="001d6d32" officeooo:paragraph-rsid="0027050e" style:font-name-asian="Droid Sans Fallback" style:font-size-asian="16pt" style:font-name-complex="FreeSans" style:font-size-complex="16pt"/>
    </style:style>
    <style:style style:name="P21" style:family="paragraph" style:parent-style-name="Standard">
      <style:paragraph-properties fo:text-align="start" style:justify-single-word="false"/>
      <style:text-properties style:text-position="0% 100%" style:font-name="Liberation Serif" fo:font-size="16pt" officeooo:rsid="001d6d32" officeooo:paragraph-rsid="00325720" style:font-name-asian="Droid Sans Fallback" style:font-size-asian="16pt" style:font-name-complex="FreeSans" style:font-size-complex="16pt"/>
    </style:style>
    <style:style style:name="P22" style:family="paragraph" style:parent-style-name="Standard">
      <style:paragraph-properties fo:text-align="start" style:justify-single-word="false"/>
      <style:text-properties style:text-position="0% 100%" style:font-name="Liberation Serif" fo:font-size="16pt" officeooo:rsid="001af059" officeooo:paragraph-rsid="0027050e" style:font-name-asian="Droid Sans Fallback" style:font-size-asian="16pt" style:font-name-complex="FreeSans" style:font-size-complex="16pt"/>
    </style:style>
    <style:style style:name="P23" style:family="paragraph" style:parent-style-name="Standard" style:list-style-name="L2">
      <style:paragraph-properties fo:text-align="start" style:justify-single-word="false"/>
      <style:text-properties style:text-position="0% 100%" style:font-name="Liberation Serif" fo:font-size="16pt" officeooo:rsid="0028b3e8" officeooo:paragraph-rsid="0028b3e8" style:font-name-asian="Droid Sans Fallback" style:font-size-asian="16pt" style:font-name-complex="FreeSans" style:font-size-complex="16pt"/>
    </style:style>
    <style:style style:name="P24" style:family="paragraph" style:parent-style-name="Standard">
      <style:paragraph-properties fo:text-align="start" style:justify-single-word="false"/>
      <style:text-properties style:text-position="0% 100%" style:font-name="Liberation Serif" fo:font-size="22pt" officeooo:rsid="002f5cba" officeooo:paragraph-rsid="002f5cba" style:font-name-asian="Droid Sans Fallback" style:font-size-asian="16pt" style:font-name-complex="FreeSans" style:font-size-complex="16pt"/>
    </style:style>
    <style:style style:name="P25"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271d9" officeooo:paragraph-rsid="001ea8b9" style:font-name-asian="Droid Sans Fallback" style:font-size-asian="16pt" style:font-weight-asian="normal" style:font-name-complex="FreeSans" style:font-size-complex="16pt" style:font-weight-complex="normal"/>
    </style:style>
    <style:style style:name="P26"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1ea8b9" style:font-name-asian="Droid Sans Fallback" style:font-size-asian="16pt" style:font-weight-asian="normal" style:font-name-complex="FreeSans" style:font-size-complex="16pt" style:font-weight-complex="normal"/>
    </style:style>
    <style:style style:name="P27"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1ff61a" officeooo:paragraph-rsid="002fafae" style:font-name-asian="Droid Sans Fallback" style:font-size-asian="16pt" style:font-weight-asian="normal" style:font-name-complex="FreeSans" style:font-size-complex="16pt" style:font-weight-complex="normal"/>
    </style:style>
    <style:style style:name="P28"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325720" officeooo:paragraph-rsid="00325720" style:font-name-asian="Droid Sans Fallback" style:font-size-asian="16pt" style:font-weight-asian="normal" style:font-name-complex="FreeSans" style:font-size-complex="16pt" style:font-weight-complex="normal"/>
    </style:style>
    <style:style style:name="P29"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fo:font-size="22pt" style:text-underline-style="none" fo:font-weight="bold" officeooo:rsid="001ea8b9" officeooo:paragraph-rsid="002fafae"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000000" fo:font-size="22pt" style:text-underline-style="none" fo:font-weight="bold" officeooo:rsid="001ea8b9" officeooo:paragraph-rsid="00325720" style:font-size-asian="16pt" style:font-weight-asian="bold" style:font-size-complex="16pt" style:font-weight-complex="bold"/>
    </style:style>
    <style:style style:name="P32" style:family="paragraph" style:parent-style-name="Standard">
      <style:paragraph-properties fo:text-align="start" style:justify-single-word="false"/>
      <style:text-properties fo:color="#3465a4" fo:font-size="22pt" fo:font-style="normal" style:text-underline-style="solid" style:text-underline-width="auto" style:text-underline-color="font-color" fo:font-weight="bold" officeooo:rsid="0025bcd0" officeooo:paragraph-rsid="0025bcd0" style:font-size-asian="16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fo:font-size="16pt" fo:font-weight="bold" officeooo:rsid="001c834e" officeooo:paragraph-rsid="0027050e"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63e02" officeooo:paragraph-rsid="00163e02"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6pt" officeooo:rsid="001c834e" officeooo:paragraph-rsid="0027050e" style:font-size-asian="16pt" style:font-size-complex="16pt"/>
    </style:style>
    <style:style style:name="P36" style:family="paragraph" style:parent-style-name="Standard">
      <style:paragraph-properties fo:text-align="start" style:justify-single-word="false"/>
      <style:text-properties fo:font-size="16pt" officeooo:rsid="001c834e" officeooo:paragraph-rsid="002b8e74" style:font-size-asian="16pt" style:font-size-complex="16pt"/>
    </style:style>
    <style:style style:name="P37" style:family="paragraph" style:parent-style-name="Standard">
      <style:paragraph-properties fo:text-align="start" style:justify-single-word="false"/>
      <style:text-properties fo:font-size="16pt" officeooo:rsid="001c834e" officeooo:paragraph-rsid="00325720" style:font-size-asian="16pt" style:font-size-complex="16pt"/>
    </style:style>
    <style:style style:name="P38" style:family="paragraph" style:parent-style-name="Standard" style:list-style-name="L6">
      <style:paragraph-properties fo:text-align="start" style:justify-single-word="false"/>
      <style:text-properties officeooo:rsid="002fafae" officeooo:paragraph-rsid="002fafae"/>
    </style:style>
    <style:style style:name="P39" style:family="paragraph" style:parent-style-name="Standard" style:list-style-name="L6">
      <style:paragraph-properties fo:text-align="start" style:justify-single-word="false"/>
      <style:text-properties officeooo:rsid="002fafae" officeooo:paragraph-rsid="00325720"/>
    </style:style>
    <style:style style:name="T1" style:family="text">
      <style:text-properties style:text-position="0% 100%"/>
    </style:style>
    <style:style style:name="T2" style:family="text">
      <style:text-properties style:text-position="0% 100%" style:font-name="Liberation Serif" style:font-name-asian="Droid Sans Fallback" style:font-name-complex="FreeSans"/>
    </style:style>
    <style:style style:name="T3" style:family="text">
      <style:text-properties style:text-position="0% 100%" style:font-name="Liberation Serif" officeooo:rsid="001af059" style:font-name-asian="Droid Sans Fallback" style:font-name-complex="FreeSans"/>
    </style:style>
    <style:style style:name="T4" style:family="text">
      <style:text-properties style:text-position="0% 100%" style:font-name="Liberation Serif" officeooo:rsid="0027050e" style:font-name-asian="Droid Sans Fallback" style:font-name-complex="FreeSans"/>
    </style:style>
    <style:style style:name="T5" style:family="text">
      <style:text-properties style:text-position="0% 100%" style:font-name="Liberation Serif" fo:font-size="16pt" style:font-name-asian="Droid Sans Fallback" style:font-name-complex="FreeSans"/>
    </style:style>
    <style:style style:name="T6" style:family="text">
      <style:text-properties style:text-position="0% 100%" style:font-name="Liberation Serif" fo:font-size="16pt" officeooo:rsid="001d6d32" style:font-name-asian="Droid Sans Fallback" style:font-name-complex="FreeSans"/>
    </style:style>
    <style:style style:name="T7" style:family="text">
      <style:text-properties style:text-position="0% 100%" style:font-name="Liberation Serif" fo:font-size="16pt" officeooo:rsid="002f5f4c" style:font-name-asian="Droid Sans Fallback" style:font-name-complex="FreeSans"/>
    </style:style>
    <style:style style:name="T8" style:family="text">
      <style:text-properties style:text-position="0% 100%" style:font-name="Liberation Serif" fo:font-size="16pt" fo:font-weight="normal" officeooo:rsid="0027050e" style:font-name-asian="Droid Sans Fallback" style:font-size-asian="16pt" style:font-weight-asian="normal" style:font-name-complex="FreeSans" style:font-size-complex="16pt" style:font-weight-complex="normal"/>
    </style:style>
    <style:style style:name="T9" style:family="text">
      <style:text-properties style:text-position="0% 100%" style:font-name="Liberation Serif" fo:font-size="16pt" fo:font-weight="normal" officeooo:rsid="002c3ab0" style:font-name-asian="Droid Sans Fallback" style:font-size-asian="16pt" style:font-weight-asian="normal" style:font-name-complex="FreeSans" style:font-size-complex="16pt" style:font-weight-complex="normal"/>
    </style:style>
    <style:style style:name="T10" style:family="text">
      <style:text-properties style:text-position="0% 100%" style:font-name="Liberation Serif" fo:font-weight="bold" style:font-name-asian="Droid Sans Fallback" style:font-weight-asian="bold" style:font-name-complex="FreeSans" style:font-weight-complex="bold"/>
    </style:style>
    <style:style style:name="T11" style:family="text">
      <style:text-properties style:text-position="0% 100%" style:font-name="Liberation Serif" fo:font-weight="bold" officeooo:rsid="001af059" style:font-name-asian="Droid Sans Fallback" style:font-weight-asian="bold" style:font-name-complex="FreeSans" style:font-weight-complex="bold"/>
    </style:style>
    <style:style style:name="T12" style:family="text">
      <style:text-properties style:text-position="0% 100%" style:font-name="Liberation Serif" fo:font-weight="bold" officeooo:rsid="0027050e" style:font-name-asian="Droid Sans Fallback" style:font-weight-asian="bold" style:font-name-complex="FreeSans" style:font-weight-complex="bold"/>
    </style:style>
    <style:style style:name="T13" style:family="text">
      <style:text-properties style:text-position="0% 100%" style:font-name="Liberation Serif" fo:font-weight="bold" officeooo:rsid="00325720" style:font-name-asian="Droid Sans Fallback" style:font-weight-asian="bold" style:font-name-complex="FreeSans" style:font-weight-complex="bold"/>
    </style:style>
    <style:style style:name="T14" style:family="text">
      <style:text-properties style:text-position="0% 100%" style:font-name="Liberation Serif" fo:font-weight="normal" officeooo:rsid="0027050e" style:font-name-asian="Droid Sans Fallback" style:font-weight-asian="normal" style:font-name-complex="FreeSans" style:font-weight-complex="normal"/>
    </style:style>
    <style:style style:name="T15" style:family="text">
      <style:text-properties style:text-position="0% 100%" style:font-name="Liberation Serif" fo:font-weight="normal" officeooo:rsid="002b8e74" style:font-name-asian="Droid Sans Fallback" style:font-weight-asian="normal" style:font-name-complex="FreeSans" style:font-weight-complex="normal"/>
    </style:style>
    <style:style style:name="T16" style:family="text">
      <style:text-properties style:text-position="0% 100%" style:font-name="Liberation Serif" fo:font-weight="normal" officeooo:rsid="002c3ab0" style:font-name-asian="Droid Sans Fallback" style:font-weight-asian="normal" style:font-name-complex="FreeSans" style:font-weight-complex="normal"/>
    </style:style>
    <style:style style:name="T17" style:family="text">
      <style:text-properties style:text-position="0% 100%" style:font-name="Liberation Serif" fo:font-weight="normal" officeooo:rsid="002fa9ac" style:font-name-asian="Droid Sans Fallback" style:font-weight-asian="normal" style:font-name-complex="FreeSans" style:font-weight-complex="normal"/>
    </style:style>
    <style:style style:name="T18" style:family="text">
      <style:text-properties style:text-position="0% 100%" style:font-name="Liberation Serif" fo:font-weight="normal" officeooo:rsid="00325720" style:font-name-asian="Droid Sans Fallback" style:font-weight-asian="normal" style:font-name-complex="FreeSans" style:font-weight-complex="normal"/>
    </style:style>
    <style:style style:name="T19" style:family="text">
      <style:text-properties style:text-position="0% 100%" style:font-name="Liberation Serif" fo:font-weight="normal" officeooo:rsid="00340101" style:font-name-asian="Droid Sans Fallback" style:font-weight-asian="normal" style:font-name-complex="FreeSans" style:font-weight-complex="normal"/>
    </style:style>
    <style:style style:name="T20" style:family="text">
      <style:text-properties style:text-position="0% 100%" style:font-name="Liberation Serif1" fo:font-size="16pt" style:font-name-asian="Droid Sans Fallback" style:font-name-complex="FreeSans"/>
    </style:style>
    <style:style style:name="T21" style:family="text">
      <style:text-properties style:text-position="0% 100%" style:font-name="Liberation Serif1" fo:font-size="16pt" officeooo:rsid="002f85fd" style:font-name-asian="Droid Sans Fallback" style:font-name-complex="FreeSans"/>
    </style:style>
    <style:style style:name="T22" style:family="text">
      <style:text-properties style:text-position="0% 100%" style:font-name="Liberation Serif1" fo:font-size="16pt" officeooo:rsid="002fafae" style:font-name-asian="Droid Sans Fallback" style:font-name-complex="FreeSans"/>
    </style:style>
    <style:style style:name="T23" style:family="text">
      <style:text-properties style:text-position="0% 100%" style:font-name="Liberation Serif1" fo:font-size="16pt" officeooo:rsid="00325720" style:font-name-asian="Droid Sans Fallback" style:font-name-complex="FreeSans"/>
    </style:style>
    <style:style style:name="T24" style:family="text">
      <style:text-properties style:text-position="0% 100%" style:font-name="Liberation Serif1" fo:font-size="16pt" fo:font-weight="normal" style:font-name-asian="Droid Sans Fallback" style:font-weight-asian="normal" style:font-name-complex="FreeSans" style:font-weight-complex="normal"/>
    </style:style>
    <style:style style:name="T25" style:family="text">
      <style:text-properties style:text-position="0% 100%" style:font-name="Liberation Serif1" fo:font-size="16pt" fo:font-weight="normal" officeooo:rsid="002f85fd" style:font-name-asian="Droid Sans Fallback" style:font-weight-asian="normal" style:font-name-complex="FreeSans" style:font-weight-complex="normal"/>
    </style:style>
    <style:style style:name="T26" style:family="text">
      <style:text-properties style:text-position="0% 100%" style:font-name="Liberation Serif1" fo:font-size="16pt" fo:font-weight="normal" officeooo:rsid="002fafae" style:font-name-asian="Droid Sans Fallback" style:font-weight-asian="normal" style:font-name-complex="FreeSans" style:font-weight-complex="normal"/>
    </style:style>
    <style:style style:name="T27" style:family="text">
      <style:text-properties style:text-position="0% 100%" style:font-name="Liberation Serif1" fo:font-size="16pt" fo:font-weight="normal" officeooo:rsid="00303549" style:font-name-asian="Droid Sans Fallback" style:font-weight-asian="normal" style:font-name-complex="FreeSans" style:font-weight-complex="normal"/>
    </style:style>
    <style:style style:name="T28" style:family="text">
      <style:text-properties style:text-position="0% 100%" style:font-name="Liberation Serif1" fo:font-size="16pt" fo:font-weight="normal" officeooo:rsid="00325720" style:font-name-asian="Droid Sans Fallback" style:font-weight-asian="normal" style:font-name-complex="FreeSans" style:font-weight-complex="normal"/>
    </style:style>
    <style:style style:name="T29" style:family="text">
      <style:text-properties style:text-position="0% 100%" style:font-name="Liberation Serif1" fo:font-size="16pt" fo:font-style="italic" style:text-underline-style="solid" style:text-underline-width="auto" style:text-underline-color="font-color" fo:font-weight="normal" officeooo:rsid="002f85fd" style:font-name-asian="Droid Sans Fallback" style:font-style-asian="italic" style:font-weight-asian="normal" style:font-name-complex="FreeSans" style:font-style-complex="italic" style:font-weight-complex="normal"/>
    </style:style>
    <style:style style:name="T30" style:family="text">
      <style:text-properties style:text-position="0% 100%" fo:font-weight="normal" officeooo:rsid="0027050e" style:font-weight-asian="normal" style:font-weight-complex="normal"/>
    </style:style>
    <style:style style:name="T31" style:family="text">
      <style:text-properties style:text-position="0% 100%" fo:font-weight="normal" officeooo:rsid="002a90a6" style:font-weight-asian="normal" style:font-weight-complex="normal"/>
    </style:style>
    <style:style style:name="T32" style:family="text">
      <style:text-properties style:text-position="super 58%" fo:font-weight="normal" officeooo:rsid="0027050e" style:font-weight-asian="normal" style:font-weight-complex="normal"/>
    </style:style>
    <style:style style:name="T33" style:family="text">
      <style:text-properties style:text-position="super 58%" style:font-name="Liberation Serif" fo:font-weight="normal" officeooo:rsid="0027050e" style:font-name-asian="Droid Sans Fallback" style:font-weight-asian="normal" style:font-name-complex="FreeSans" style:font-weight-complex="normal"/>
    </style:style>
    <style:style style:name="T34" style:family="text">
      <style:text-properties style:text-position="super 58%" style:font-name="Liberation Serif" fo:font-weight="normal" officeooo:rsid="00325720" style:font-name-asian="Droid Sans Fallback" style:font-weight-asian="normal" style:font-name-complex="FreeSans" style:font-weight-complex="normal"/>
    </style:style>
    <style:style style:name="T35" style:family="text">
      <style:text-properties fo:color="#000000" style:text-position="0% 100%" style:font-name="Liberation Serif1" fo:font-size="16pt" style:text-underline-style="none" fo:font-weight="normal" style:font-name-asian="Droid Sans Fallback" style:font-size-asian="16pt" style:font-weight-asian="normal" style:font-name-complex="FreeSans" style:font-size-complex="16pt" style:font-weight-complex="normal"/>
    </style:style>
    <style:style style:name="T36" style:family="text">
      <style:text-properties fo:color="#000000" style:text-position="0% 100%" style:font-name="Liberation Serif1" fo:font-size="16pt" style:text-underline-style="none" fo:font-weight="normal" officeooo:rsid="002fafae" style:font-name-asian="Droid Sans Fallback" style:font-size-asian="16pt" style:font-weight-asian="normal" style:font-name-complex="FreeSans" style:font-size-complex="16pt" style:font-weight-complex="normal"/>
    </style:style>
    <style:style style:name="T37" style:family="text">
      <style:text-properties fo:color="#000000" style:text-position="0% 100%" style:font-name="Liberation Serif1" fo:font-size="16pt" style:text-underline-style="none" fo:font-weight="normal" officeooo:rsid="002f85fd" style:font-name-asian="Droid Sans Fallback" style:font-size-asian="16pt" style:font-weight-asian="normal" style:font-name-complex="FreeSans" style:font-size-complex="16pt" style:font-weight-complex="normal"/>
    </style:style>
    <style:style style:name="T38" style:family="text">
      <style:text-properties fo:color="#000000" style:text-position="0% 100%" style:font-name="Liberation Serif1" fo:font-size="16pt" style:text-underline-style="none" fo:font-weight="normal" officeooo:rsid="00303549" style:font-name-asian="Droid Sans Fallback" style:font-size-asian="16pt" style:font-weight-asian="normal" style:font-name-complex="FreeSans" style:font-size-complex="16pt" style:font-weight-complex="normal"/>
    </style:style>
    <style:style style:name="T39" style:family="text">
      <style:text-properties fo:color="#000000" style:text-position="0% 100%" style:font-name="Liberation Serif1" fo:font-size="16pt" style:text-underline-style="none" fo:font-weight="normal" officeooo:rsid="0031b050" style:font-name-asian="Droid Sans Fallback" style:font-size-asian="16pt" style:font-weight-asian="normal" style:font-name-complex="FreeSans" style:font-size-complex="16pt" style:font-weight-complex="normal"/>
    </style:style>
    <style:style style:name="T40" style:family="text">
      <style:text-properties fo:color="#000000" style:text-position="0% 100%" style:font-name="Liberation Serif1" fo:font-size="16pt" style:text-underline-style="none" fo:font-weight="normal" officeooo:rsid="00325720" style:font-name-asian="Droid Sans Fallback" style:font-size-asian="16pt" style:font-weight-asian="normal" style:font-name-complex="FreeSans" style:font-size-complex="16pt" style:font-weight-complex="normal"/>
    </style:style>
    <style:style style:name="T41" style:family="text">
      <style:text-properties fo:color="#000000" style:text-position="0% 100%" style:font-name="Liberation Serif1" fo:font-size="16pt" style:text-underline-style="none" fo:font-weight="normal" officeooo:rsid="0034f55e" style:font-name-asian="Droid Sans Fallback" style:font-size-asian="16pt" style:font-weight-asian="normal" style:font-name-complex="FreeSans" style:font-size-complex="16pt" style:font-weight-complex="normal"/>
    </style:style>
    <style:style style:name="T42" style:family="text">
      <style:text-properties fo:color="#000000" style:text-position="0% 100%" style:font-name="Liberation Serif1" fo:font-size="16pt" fo:font-style="italic" style:text-underline-style="solid" style:text-underline-width="auto" style:text-underline-color="font-color" fo:font-weight="normal" style:font-name-asian="Droid Sans Fallback" style:font-size-asian="16pt" style:font-style-asian="italic" style:font-weight-asian="normal" style:font-name-complex="FreeSans" style:font-size-complex="16pt" style:font-style-complex="italic" style:font-weight-complex="normal"/>
    </style:style>
    <style:style style:name="T43" style:family="text">
      <style:text-properties fo:color="#000000" style:text-position="0% 100%" style:font-name="Liberation Serif1" fo:font-size="16pt" fo:font-style="italic" style:text-underline-style="solid" style:text-underline-width="auto" style:text-underline-color="font-color" fo:font-weight="normal" officeooo:rsid="002fafae" style:font-name-asian="Droid Sans Fallback" style:font-size-asian="16pt" style:font-style-asian="italic" style:font-weight-asian="normal" style:font-name-complex="FreeSans" style:font-size-complex="16pt" style:font-style-complex="italic" style:font-weight-complex="normal"/>
    </style:style>
    <style:style style:name="T44" style:family="text">
      <style:text-properties fo:color="#000000" style:text-position="0% 100%" style:font-name="Liberation Serif1" fo:font-size="16pt" fo:font-style="italic" style:text-underline-style="none" fo:font-weight="normal" officeooo:rsid="002f85fd" style:font-name-asian="Droid Sans Fallback" style:font-size-asian="16pt" style:font-style-asian="italic" style:font-weight-asian="normal" style:font-name-complex="FreeSans" style:font-size-complex="16pt" style:font-style-complex="italic" style:font-weight-complex="normal"/>
    </style:style>
    <style:style style:name="T45" style:family="text">
      <style:text-properties officeooo:rsid="0025bcd0"/>
    </style:style>
    <style:style style:name="T46" style:family="text">
      <style:text-properties officeooo:rsid="001d6d32"/>
    </style:style>
    <style:style style:name="T47" style:family="text">
      <style:text-properties fo:font-weight="normal" officeooo:rsid="0027050e" style:font-weight-asian="normal" style:font-weight-complex="normal"/>
    </style:style>
    <style:style style:name="T48" style:family="text">
      <style:text-properties officeooo:rsid="0028b3e8"/>
    </style:style>
    <style:style style:name="T49" style:family="text">
      <style:text-properties officeooo:rsid="002c3ab0"/>
    </style:style>
    <style:style style:name="T50" style:family="text">
      <style:text-properties officeooo:rsid="002f85fd"/>
    </style:style>
    <style:style style:name="T51" style:family="text">
      <style:text-properties officeooo:rsid="002fa9ac"/>
    </style:style>
    <style:style style:name="T52" style:family="text">
      <style:text-properties fo:color="#3465a4"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L Assignment <text:span text:style-name="T45">2</text:span></text:p>
      <text:p text:style-name="P3">Author : Aman Bhatia</text:p>
      <text:p text:style-name="P3">Dated : <text:span text:style-name="T45">16</text:span> <text:span text:style-name="T45">Mar</text:span> 2016</text:p>
      <text:p text:style-name="P1"/>
      <text:p text:style-name="P32">Internet Advertisement Classification</text:p>
      <text:p text:style-name="P1"/>
      <text:p text:style-name="P34">(a)<text:tab/><text:span text:style-name="T47">I used threshold to be 10</text:span><text:span text:style-name="T32">-4</text:span><text:span text:style-name="T30"> for separating support vectors from alpha's. The set of support vectors obtained is reported in file “</text:span><text:span text:style-name="T31">support_vector_cvx_linear</text:span><text:span text:style-name="T30">”. Number of support vectors on thresholding is 360.</text:span></text:p>
      <text:p text:style-name="P22"><text:span text:style-name="T30"/></text:p>
      <text:p text:style-name="P2"><text:span text:style-name="T3">(</text:span><text:span text:style-name="T4">b</text:span><text:span text:style-name="T2">)</text:span></text:p>
      <text:list xml:id="list4780894718737698930" text:style-name="L2">
        <text:list-item>
          <text:p text:style-name="P15"><text:span text:style-name="T46">W</text:span>eight vector (w) : [-0.00506373, <text:s/>0.00434291, -0.05313879, ..., <text:s/><text:tab/><text:tab/><text:tab/><text:tab/><text:tab/>0.23288778, 0.44835903, -0.02973599]</text:p>
        </text:list-item>
        <text:list-item>
          <text:p text:style-name="P16">Intercept Term (b) : <text:s/><text:span text:style-name="T48">-1.555641474598324</text:span></text:p>
        </text:list-item>
        <text:list-item>
          <text:p text:style-name="P23">Accuracy on test data : 98.33 %</text:p>
        </text:list-item>
      </text:list>
      <text:p text:style-name="P10"/>
      <text:p text:style-name="P10"/>
      <text:p text:style-name="P35"><text:span text:style-name="T11">(</text:span><text:span text:style-name="T12">c</text:span><text:span text:style-name="T10">)</text:span></text:p>
      <text:p text:style-name="P36"><text:span text:style-name="T10"><text:tab/></text:span><text:span text:style-name="T14">I used threshold to be 10</text:span><text:span text:style-name="T33">-4</text:span><text:span text:style-name="T14"> for separating support vectors from alpha's. The set of support vectors obtained is reported in file “</text:span><text:span text:style-name="T15">support_vector_cvx_gaus</text:span><text:span text:style-name="T14">”. Number of support vectors on thresholding is </text:span><text:span text:style-name="T16">947</text:span><text:span text:style-name="T14">.</text:span></text:p>
      <text:p text:style-name="P36"><text:span text:style-name="T14"/></text:p>
      <text:list xml:id="list1913753140188786171" text:style-name="L5">
        <text:list-item>
          <text:p text:style-name="P11"><text:span text:style-name="T8">A</text:span><text:span text:style-name="T9">ccuracy on test data : 98.72 %</text:span></text:p>
        </text:list-item>
      </text:list>
      <text:p text:style-name="P12"><text:span text:style-name="T9"/></text:p>
      <text:p text:style-name="P12"><text:span text:style-name="T9"><text:tab/>As we can see that we have slight increase in the accuracy which was expected by gaussian kernel.</text:span></text:p>
      <text:p text:style-name="P20"/>
      <text:p text:style-name="P33"><text:span text:style-name="T3">(</text:span><text:span text:style-name="T4">d</text:span><text:span text:style-name="T2">)</text:span></text:p>
      <text:list xml:id="list233636386575623" text:continue-list="list4780894718737698930" text:style-name="L2">
        <text:list-item>
          <text:p text:style-name="P17"><text:span text:style-name="T49">Accuracy with linear kernel</text:span> : <text:tab/><text:span text:style-name="T50">98.2028%</text:span></text:p>
        </text:list-item>
        <text:list-item>
          <text:p text:style-name="P17"><text:span text:style-name="T49">Accuracy with gaussian kernel </text:span>: <text:s/><text:span text:style-name="T50">98.7163%</text:span></text:p>
        </text:list-item>
      </text:list>
      <text:p text:style-name="P18"/>
      <text:p text:style-name="P18"><text:tab/><text:span text:style-name="T51">We can see that almost the same accuracies are obtained in CVX as well as LibSVM. In both of them, the accuracy for the gaussian kernel case is slightly more than linear kernel which is expected. No. of support vectors for gaussian kernel is 646 and for linear kernel is 319.</text:span></text:p>
      <text:p text:style-name="P37"><text:soft-page-break/><text:span text:style-name="T11">(</text:span><text:span text:style-name="T13">e) </text:span><text:span text:style-name="T17"><text:s/></text:span><text:span text:style-name="T18">One Criteria we can use is that for points for which the value is not known, we can replace it with the average value of that attribute of that class. For example, we can replace the zeros of 3</text:span><text:span text:style-name="T34">rd</text:span><text:span text:style-name="T18"> attribute of “ad” class, withy average value of the 3</text:span><text:span text:style-name="T34">rd</text:span><text:span text:style-name="T18"> attribute of “ad” class and so on for all the three attributes and both the classes. This criteria will surely be very good compared to zero unless the average we are calcualting is already around zero. </text:span><text:span text:style-name="T19">This is because we are not using some random value to fill the unknown data but we are using the average value that attribute repreasents. </text:span></text:p>
      <text:p text:style-name="P21"/>
      <text:p text:style-name="P20"/>
      <text:p text:style-name="P24"><text:span text:style-name="T52">Digit Recognition</text:span></text:p>
      <text:p text:style-name="P4"/>
      <text:p text:style-name="P7"><text:span text:style-name="T6">(</text:span><text:span text:style-name="T7">a</text:span><text:span text:style-name="T5">)</text:span><text:span text:style-name="T24"> </text:span><text:span text:style-name="T25">Example usage for visualize script :-</text:span></text:p>
      <text:p text:style-name="P7"><text:span text:style-name="T25"/></text:p>
      <text:p text:style-name="P7"><text:span text:style-name="T25"><text:tab/>python3 visualize.py train3 10</text:span></text:p>
      <text:p text:style-name="P8"/>
      <text:p text:style-name="P7"><text:span text:style-name="T20">(</text:span><text:span text:style-name="T21">b</text:span><text:span text:style-name="T20">)</text:span><text:span text:style-name="T24"> </text:span><text:span text:style-name="T29">Stopping Criteria </text:span><text:span text:style-name="T25">: </text:span><text:span text:style-name="T26">When difference between two consecutive epochs <text:tab/><text:tab/><text:tab/><text:tab/> <text:s/></text:span><text:span text:style-name="T27">is </text:span><text:span text:style-name="T26">less than 1.</text:span></text:p>
      <text:p text:style-name="P9"/>
      <text:p text:style-name="P9"/>
      <text:p text:style-name="P30"><text:span text:style-name="T20">(</text:span><text:span text:style-name="T22">c</text:span><text:span text:style-name="T20">)</text:span></text:p>
      <text:list xml:id="list8968045424710759676" text:style-name="L6">
        <text:list-item>
          <text:p text:style-name="P13"><text:span text:style-name="T43">Accuracy</text:span><text:span text:style-name="T44"> <text:s/></text:span><text:span text:style-name="T37"><text:s text:c="7"/>: </text:span><text:span text:style-name="T36">After </text:span><text:span text:style-name="T39">14~15</text:span><text:span text:style-name="T36"> iterations, accuracy on test data is </text:span><text:span text:style-name="T39">~98%</text:span></text:p>
        </text:list-item>
        <text:list-item>
          <text:p text:style-name="P38"><text:span text:style-name="T42">Training Time</text:span><text:span text:style-name="T35"> : Each </text:span><text:span text:style-name="T38">epoch</text:span><text:span text:style-name="T35"> take</text:span><text:span text:style-name="T38">s</text:span><text:span text:style-name="T35"> on an average </text:span><text:span text:style-name="T38">~14 seconds. So, <text:tab/><text:tab/><text:tab/><text:tab/>total training time taken is </text:span><text:span text:style-name="T39">~ 3minute</text:span><text:span text:style-name="T41">s</text:span><text:span text:style-name="T39"> 45 seconds</text:span><text:span text:style-name="T38"> </text:span></text:p>
        </text:list-item>
      </text:list>
      <text:p text:style-name="P30"><text:span text:style-name="T26"/></text:p>
      <text:p text:style-name="P27"/>
      <text:p text:style-name="P31"><text:span text:style-name="T20">(</text:span><text:span text:style-name="T23">d</text:span><text:span text:style-name="T20">) </text:span><text:span text:style-name="T28">We need atleast 4 output units in this case. However, I have used 10 output units and used labels as one hot vectors for simplicity.</text:span></text:p>
      <text:list xml:id="list233637113972963" text:continue-numbering="true" text:style-name="L6">
        <text:list-item>
          <text:p text:style-name="P14"><text:span text:style-name="T43">Accuracy</text:span><text:span text:style-name="T44"> <text:s/></text:span><text:span text:style-name="T37"><text:s text:c="7"/>: </text:span><text:span text:style-name="T36">After </text:span><text:span text:style-name="T41">~25</text:span><text:span text:style-name="T36"> iterations, accuracy on test data is </text:span><text:span text:style-name="T39">~9</text:span><text:span text:style-name="T41">6</text:span><text:span text:style-name="T39">%</text:span></text:p>
        </text:list-item>
        <text:list-item>
          <text:p text:style-name="P39"><text:span text:style-name="T42">Training Time</text:span><text:span text:style-name="T35"> : Each </text:span><text:span text:style-name="T38">epoch</text:span><text:span text:style-name="T35"> take</text:span><text:span text:style-name="T38">s</text:span><text:span text:style-name="T35"> on an average </text:span><text:span text:style-name="T38">~</text:span><text:span text:style-name="T40">75</text:span><text:span text:style-name="T38"> seconds. So, <text:tab/><text:tab/><text:tab/><text:tab/>total training time taken is </text:span><text:span text:style-name="T39">~ 3</text:span><text:span text:style-name="T41">0 </text:span><text:span text:style-name="T39">minute</text:span><text:span text:style-name="T41">s</text:span><text:span text:style-name="T38"> </text:span></text:p>
        </text:list-item>
      </text:list>
      <text:p text:style-name="P31"><text:span text:style-name="T26"/></text:p>
      <text:p text:style-name="P28">The training time for one epoch is almost 5 times compared to 3-8 binary case.</text:p>
      <text:p text:style-name="P9"/>
      <text:p text:style-name="P25"/>
      <text:p text:style-name="P5">--------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0:39:57.934584014</meta:creation-date>
    <dc:date>2016-03-16T23:36:35.713283923</dc:date>
    <meta:editing-duration>PT3H45M34S</meta:editing-duration>
    <meta:editing-cycles>28</meta:editing-cycles>
    <meta:generator>LibreOffice/4.4.6.3$Linux_X86_64 LibreOffice_project/40m0$Build-3</meta:generator>
    <meta:document-statistic meta:table-count="0" meta:image-count="0" meta:object-count="0" meta:page-count="2" meta:paragraph-count="30" meta:word-count="449" meta:character-count="2591" meta:non-whitespace-character-count="2134"/>
  </office:meta>
</office:document-meta>
</file>